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8cm"/>
    </style:style>
    <style:style style:name="gr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1.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-0.002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draw:transform="skewX (-0.000523598775598299) translate (0.998cm 1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98cm" svg:y1="0.1cm" svg:x2="-0.002cm" svg:y2="4cm">
          <text:p/>
        </draw:line>
        <draw:line draw:style-name="gr3" draw:text-style-name="P3" draw:layer="layout" svg:x1="-0.002cm" svg:y1="0.1cm" svg:x2="3.998cm" svg:y2="4.1cm">
          <text:p/>
        </draw:line>
        <draw:line draw:style-name="gr3" draw:text-style-name="P3" draw:layer="layout" svg:x1="4.098cm" svg:y1="2.1cm" svg:x2="-0.102cm" svg:y2="2.1cm">
          <text:p/>
        </draw:line>
        <draw:line draw:style-name="gr3" draw:text-style-name="P3" draw:layer="layout" svg:x1="1.998cm" svg:y1="0cm" svg:x2="1.998cm" svg:y2="4.2cm">
          <text:p/>
        </draw:line>
        <draw:frame draw:style-name="gr4" draw:text-style-name="P4" draw:layer="layout" svg:width="0.853cm" svg:height="0.962cm" svg:x="2.145cm" svg:y="0.2cm">
          <draw:text-box>
            <text:p><text:span text:style-name="T1">1</text:span></text:p>
          </draw:text-box>
        </draw:frame>
        <draw:frame draw:style-name="gr5" draw:text-style-name="P4" draw:layer="layout" svg:width="1.205cm" svg:height="0.962cm" svg:x="2.798cm" svg:y="1.038cm">
          <draw:text-box>
            <text:p><text:span text:style-name="T1">2</text:span></text:p>
          </draw:text-box>
        </draw:frame>
        <draw:frame draw:style-name="gr4" draw:text-style-name="P4" draw:layer="layout" svg:width="0.853cm" svg:height="0.962cm" svg:x="3.045cm" svg:y="2.2cm">
          <draw:text-box>
            <text:p><text:span text:style-name="T1">3</text:span></text:p>
          </draw:text-box>
        </draw:frame>
        <draw:frame draw:style-name="gr6" draw:text-style-name="P4" draw:layer="layout" svg:width="0.853cm" svg:height="0.962cm" svg:x="2.098cm" svg:y="3.038cm">
          <draw:text-box>
            <text:p><text:span text:style-name="T1">4</text:span></text:p>
          </draw:text-box>
        </draw:frame>
        <draw:frame draw:style-name="gr4" draw:text-style-name="P4" draw:layer="layout" svg:width="0.853cm" svg:height="0.962cm" svg:x="1.045cm" svg:y="3.038cm">
          <draw:text-box>
            <text:p><text:span text:style-name="T1">5</text:span></text:p>
          </draw:text-box>
        </draw:frame>
        <draw:line draw:style-name="gr7" draw:text-style-name="P3" draw:layer="layout" svg:x1="4.698cm" svg:y1="3.4cm" svg:x2="3.8cm" svg:y2="2.9cm">
          <text:p/>
        </draw:line>
        <draw:frame draw:style-name="gr8" draw:text-style-name="P6" draw:layer="layout" svg:width="2.502cm" svg:height="1.361cm" svg:x="3.398cm" svg:y="3.2cm">
          <draw:text-box>
            <text:p text:style-name="P5"><text:span text:style-name="T2">TailableCursor</text:span></text:p>
          </draw:text-box>
        </draw:frame>
        <draw:line draw:style-name="gr7" draw:text-style-name="P3" draw:layer="layout" svg:x1="1cm" svg:y1="4.6cm" svg:x2="1.3cm" svg:y2="3.9cm">
          <text:p/>
        </draw:line>
        <draw:frame draw:style-name="gr9" draw:text-style-name="P6" draw:layer="layout" svg:width="3.8cm" svg:height="0.9cm" svg:x="-0.2cm" svg:y="4.4cm">
          <draw:text-box>
            <text:p text:style-name="P5"><text:span text:style-name="T2">Latest Chan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874cm" fo:margin-left="1cm" fo:margin-right="1cm" fo:page-width="5.33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1-20T18:38:56.007660797</meta:creation-date>
    <dc:date>2017-02-13T17:40:48.861268251</dc:date>
    <dc:creator>Frederik Zwilling</dc:creator>
    <meta:editing-duration>PT24M42S</meta:editing-duration>
    <meta:editing-cycles>4</meta:editing-cycles>
    <meta:generator>LibreOffice/5.0.6.2$Linux_X86_64 LibreOffice_project/00$Build-2</meta:generator>
    <meta:document-statistic meta:object-count="15"/>
  </office:meta>
</office:document-meta>
</file>